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1-11-01_08-30-50_000.m4a</text:p>
          </table:table-cell>
          <table:table-cell table:style-name="ce27" office:value-type="string">
            <text:p>:VOICE-MEMO / @自室 / record / bird / 鳥の声,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VOICE-MEMO / @自室 / record / bird / 鳥の声, other=~">
            <text:p>:VOICE-MEMO / @自室 / record / bird / 鳥の声,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1-11-12_10-39-06_000.m4a</text:p>
          </table:table-cell>
          <table:table-cell table:style-name="ce28" office:value-type="string">
            <text:p>:VOICE-MEMO / @自室 / 記録 / ハミング、メロディー、作曲 / id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VOICE-MEMO / @自室 / 記録 / ハミング、メロディー、作曲 / id=~">
            <text:p>:VOICE-MEMO / @自室 / 記録 / ハミング、メロディー、作曲 / id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1-11-15_06-21-28_000.m4a</text:p>
          </table:table-cell>
          <table:table-cell table:style-name="ce28" office:value-type="string">
            <text:p>:VOICE-MEMO / @自室 / 記録 / ハミング、メロディー、作曲 / id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VOICE-MEMO / @自室 / 記録 / ハミング、メロディー、作曲 / id=~">
            <text:p>:VOICE-MEMO / @自室 / 記録 / ハミング、メロディー、作曲 / id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1-11-19_07-54-44_000.m4a</text:p>
          </table:table-cell>
          <table:table-cell table:style-name="ce27" office:value-type="string">
            <text:p>:VOICE-MEMO / @自宅 / メモ / topic=やること / content=笛のセッション。終わったあと、やったことを書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VOICE-MEMO / @自宅 / メモ / topic=やること / content=笛のセッション。終わったあと、やったことを書く">
            <text:p>:VOICE-MEMO / @自宅 / メモ / topic=やること / content=笛のセッション。終わったあと、やったことを書く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1-11-27_04-14-25_000.m4a</text:p>
          </table:table-cell>
          <table:table-cell table:style-name="ce27" office:value-type="string">
            <text:p>:VOICE-MEMO / @自宅 / メモ / topic=ほしいもの；買いたい / content=タイマー。アナログ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VOICE-MEMO / @自宅 / メモ / topic=ほしいもの；買いたい / content=タイマー。アナログ式">
            <text:p>:VOICE-MEMO / @自宅 / メモ / topic=ほしいもの；買いたい / content=タイマー。アナログ式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1-11-27_13-51-07_000.mid</text:p>
          </table:table-cell>
          <table:table-cell table:style-name="ce15" office:value-type="string">
            <text:p>:in-mid / app=perfect-piano / 演奏、play / category=~,inst=~,for=~,gen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1-12-10_07-58-57_000.mid</text:p>
          </table:table-cell>
          <table:table-cell table:style-name="ce15" office:value-type="string">
            <text:p>:in-mid / app=perfect-piano / 演奏、play / category=~,inst=piano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in-mid / app=perfect-piano / 演奏、play / category=~,inst=piano,for=~,genre=~">
            <text:p>:in-mid / app=perfect-piano / 演奏、play / category=~,inst=piano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1-12-14_00-07-26_000.m4a</text:p>
          </table:table-cell>
          <table:table-cell table:style-name="ce27" office:value-type="string">
            <text:p>:VOICE-MEMO / @自宅 / メモ / topic=実演 / content=舌笛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VOICE-MEMO / @自宅 / メモ / topic=実演 / content=舌笛">
            <text:p>:VOICE-MEMO / @自宅 / メモ / topic=実演 / content=舌笛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1-12-22_22-28-43_000.mid</text:p>
          </table:table-cell>
          <table:table-cell table:style-name="ce15" office:value-type="string">
            <text:p>:in-mid / app=perfect-piano / 演奏、play / category=~,inst=piano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in-mid / app=perfect-piano / 演奏、play / category=~,inst=piano,for=~,genre=~">
            <text:p>:in-mid / app=perfect-piano / 演奏、play / category=~,inst=piano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1-12_14-37-40_000.mid</text:p>
          </table:table-cell>
          <table:table-cell table:style-name="ce15" office:value-type="string">
            <text:p>:in-mid / app=perfect-piano / 演奏、play / category=~,inst=~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1-12_22-31-59_000.mid</text:p>
          </table:table-cell>
          <table:table-cell table:style-name="ce15" office:value-type="string">
            <text:p>:in-mid / app=perfect-piano / 演奏、play / category=~,inst=~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1-19_07-51-26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1-22_04-22-33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1-23_10-47-44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1-26_22-33-02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2-09_22-40-14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2-11_00-58-37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2-17_07-57-24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2-27_08-43-48_000.m4a</text:p>
          </table:table-cell>
          <table:table-cell table:style-name="ce27" office:value-type="string">
            <text:p>:VOICE-MEMO / @自宅 / メモ / topic=マッサージ：左肩：ロシア語の日誌に書くこと / content=肩：腕を伸ばす：伸ばす方向が違う、動く筋が、違う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VOICE-MEMO / @自宅 / メモ / topic=マッサージ：左肩：ロシア語の日誌に書くこと / content=肩：腕を伸ばす：伸ばす方向が違う、動く筋が、違う">
            <text:p>:VOICE-MEMO / @自宅 / メモ / topic=マッサージ：左肩：ロシア語の日誌に書くこと / content=肩：腕を伸ばす：伸ばす方向が違う、動く筋が、違う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2-28_09-21-10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2-28_10-25-34_000.m4a</text:p>
          </table:table-cell>
          <table:table-cell table:style-name="ce27" office:value-type="string">
            <text:p>:VOICE-MEMO / @自宅 / メモ / topic=生活の中の節気 / content=「麦茶腐る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VOICE-MEMO / @自宅 / メモ / topic=生活の中の節気 / content=「麦茶腐る」">
            <text:p>:VOICE-MEMO / @自宅 / メモ / topic=生活の中の節気 / content=「麦茶腐る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3-03_07-50-30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3-08_09-06-35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3-09_08-00-54_000.mid</text:p>
          </table:table-cell>
          <table:table-cell table:style-name="ce15" office:value-type="string">
            <text:p>:in-mid / app=perfect-piano / 演奏、play / category=~,inst=shino,for=~,gen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3-12_07-49-46_000.mid</text:p>
          </table:table-cell>
          <table:table-cell table:style-name="ce15" office:value-type="string">
            <text:p>:in-mid / app=perfect-piano / 演奏、play / category=~,inst=~,for=~,gen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3-12_09-05-14_000.mid</text:p>
          </table:table-cell>
          <table:table-cell table:style-name="ce15" office:value-type="string">
            <text:p>:in-mid / app=perfect-piano / 演奏、play / category=~,inst=~,for=~,gen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3-13_08-12-13_000.mid</text:p>
          </table:table-cell>
          <table:table-cell table:style-name="ce15" office:value-type="string">
            <text:p>:in-mid / app=perfect-piano / 演奏、play / category=~,inst=~,for=~,genre=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3-14_22-10-06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3-16_20-09-29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3-17_21-00-28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3-20_00-42-34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3-20_22-51-39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3-21_00-32-14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3-21_19-58-25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3-22_22-16-05_000.mid</text:p>
          </table:table-cell>
          <table:table-cell table:style-name="ce15" office:value-type="string">
            <text:p>:in-mid / app=perfect-piano / 演奏、play / category=~,inst=~,for=~,genre=~,other=~,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in-mid / app=perfect-piano / 演奏、play / category=~,inst=~,for=~,genre=~,other=~,Re=~">
            <text:p>:in-mid / app=perfect-piano / 演奏、play / category=~,inst=~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3-23_08-47-30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3-23_13-27-06_000.mid</text:p>
          </table:table-cell>
          <table:table-cell table:style-name="ce15" office:value-type="string">
            <text:p>:in-mid / app=perfect-piano / 演奏、play / category=~,inst=~,for=~,genre=~,other=~,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in-mid / app=perfect-piano / 演奏、play / category=~,inst=~,for=~,genre=~,other=~,Re=~">
            <text:p>:in-mid / app=perfect-piano / 演奏、play / category=~,inst=~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3-23_20-20-27_000.mid</text:p>
          </table:table-cell>
          <table:table-cell table:style-name="ce15" office:value-type="string">
            <text:p>:in-mid / app=perfect-piano / 演奏、play / category=~,inst=~,for=~,genre=~,other=~,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in-mid / app=perfect-piano / 演奏、play / category=~,inst=~,for=~,genre=~,other=~,Re=~">
            <text:p>:in-mid / app=perfect-piano / 演奏、play / category=~,inst=~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3-23_23-42-29_000.mid</text:p>
          </table:table-cell>
          <table:table-cell table:style-name="ce15" office:value-type="string">
            <text:p>:in-mid / app=perfect-piano / 演奏、play / category=~,inst=~,for=~,genre=~,other=~,Re=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in-mid / app=perfect-piano / 演奏、play / category=~,inst=~,for=~,genre=~,other=~,Re=~">
            <text:p>:in-mid / app=perfect-piano / 演奏、play / category=~,inst=~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3-24_19-22-13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3-24_23-42-05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3-25_22-13-07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3-26_04-21-14_000.mid</text:p>
          </table:table-cell>
          <table:table-cell table:style-name="ce15" office:value-type="string">
            <text:p>:in-mid / app=perfect-piano / 演奏、play / category=~,inst=~,for=~,genre=~,other=~,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in-mid / app=perfect-piano / 演奏、play / category=~,inst=~,for=~,genre=~,other=~,Re=~">
            <text:p>:in-mid / app=perfect-piano / 演奏、play / category=~,inst=~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3-26_07-41-34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3-27_19-13-26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3-30_01-44-54_000.m4a</text:p>
          </table:table-cell>
          <table:table-cell table:style-name="ce27" office:value-type="string">
            <text:p>:VOICE-MEMO / @自宅 / メモ / topic=短歌、自作 / content=「鹿の音の川面に響く」</text:p>
          </table:table-cell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VOICE-MEMO / @自宅 / メモ / topic=短歌、自作 / content=「鹿の音の川面に響く」">
            <text:p>:VOICE-MEMO / @自宅 / メモ / topic=短歌、自作 / content=「鹿の音の川面に響く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3-30_11-00-29_000.mid</text:p>
          </table:table-cell>
          <table:table-cell table:style-name="ce15" office:value-type="string">
            <text:p>:in-mid / app=perfect-piano / 演奏、play / category=~,inst=~,for=~,genre=~,other=~,Re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in-mid / app=perfect-piano / 演奏、play / category=~,inst=~,for=~,genre=~,other=~,Re=~">
            <text:p>:in-mid / app=perfect-piano / 演奏、play / category=~,inst=~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3-30_20-13-59_000.mid</text:p>
          </table:table-cell>
          <table:table-cell table:style-name="ce15" office:value-type="string">
            <text:p>:in-mid / app=perfect-piano / 演奏、play / category=~,inst=piano,for=~,genre=~,other=~,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in-mid / app=perfect-piano / 演奏、play / category=~,inst=piano,for=~,genre=~,other=~,Re=~">
            <text:p>:in-mid / app=perfect-piano / 演奏、play / category=~,inst=pia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3-31_19-55-24_000.m4a</text:p>
          </table:table-cell>
          <table:table-cell table:style-name="ce27" office:value-type="string">
            <text:p>:VOICE-MEMO / @自宅 / メモ / topic=短歌、自作 / content=「見る人もなき世に咲ける桜花」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VOICE-MEMO / @自宅 / メモ / topic=短歌、自作 / content=「見る人もなき世に咲ける桜花」">
            <text:p>:VOICE-MEMO / @自宅 / メモ / topic=短歌、自作 / content=「見る人もなき世に咲ける桜花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4-03_09-34-37_000.mid</text:p>
          </table:table-cell>
          <table:table-cell table:style-name="ce15" office:value-type="string">
            <text:p>:in-mid / app=perfect-piano / 演奏、play / category=~,inst=piano,for=~,genre=~,other=~,Re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in-mid / app=perfect-piano / 演奏、play / category=~,inst=piano,for=~,genre=~,other=~,Re=~">
            <text:p>:in-mid / app=perfect-piano / 演奏、play / category=~,inst=pia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4-06_22-32-30_000.mid</text:p>
          </table:table-cell>
          <table:table-cell table:style-name="ce15" office:value-type="string">
            <text:p>:in-mid / app=perfect-piano / 演奏、play / category=~,inst=~,for=~,genre=~,other=~,Re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in-mid / app=perfect-piano / 演奏、play / category=~,inst=~,for=~,genre=~,other=~,Re=~">
            <text:p>:in-mid / app=perfect-piano / 演奏、play / category=~,inst=~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4-08_08-50-42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4-16_19-06-55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4-23_20-16-18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5-02_07-36-04_000.aac</text:p>
          </table:table-cell>
          <table:table-cell table:style-name="ce36" office:value-type="string">
            <text:p>-*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-*">
            <text:p>-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5-02_07-36-30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5-03_07-42-46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5-11_23-36-37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5-13_19-14-00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5-13_20-28-48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5-14_19-23-25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5-15_08-24-57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5-15_09-54-09_000.mid</text:p>
          </table:table-cell>
          <table:table-cell table:style-name="ce15" office:value-type="string">
            <text:p>:in-mid / app=perfect-piano / 演奏、play / category=~,inst=shino,for=~,genre=~,other=~,Re=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in-mid / app=perfect-piano / 演奏、play / category=~,inst=shino,for=~,genre=~,other=~,Re=+">
            <text:p>:in-mid / app=perfect-piano / 演奏、play / category=~,inst=shino,for=~,genre=~,other=~,Re=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9" office:value-type="string">
            <text:p>2022-05-23_07-27-04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9" office:value-type="string">
            <text:p>2022-05-27_04-08-35_000.mid</text:p>
          </table:table-cell>
          <table:table-cell table:style-name="ce15" office:value-type="string">
            <text:p>:in-mid / app=perfect-piano / 演奏、play / category=~,inst=shino,for=~,genre=~,other=~,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in-mid / app=perfect-piano / 演奏、play / category=~,inst=shino,for=~,genre=~,other=~,Re=~">
            <text:p>:in-mid / app=perfect-piano / 演奏、play / category=~,inst=shino,for=~,genre=~,other=~,Re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9" office:value-type="string">
            <text:p>2022-05-27_20-28-06_000.jpg</text:p>
          </table:table-cell>
          <table:table-cell table:style-name="ce27" office:value-type="string">
            <text:p>:m 東和 PHOTO / 220527sa / 武蔵小山駅（電車） / 宮崎光男様マンション / １名（設備の相番：タニモトさん。明大前営業所） / TONY電設（東建コーポレーション） / 日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m 東和 PHOTO / 220527sa / 武蔵小山駅（電車） / 宮崎光男様マンション / １名（設備の相番：タニモトさん。明大前営業所） / TONY電設（東建コーポレーション） / 日報">
            <text:p>:m 東和 PHOTO / 220527sa / 武蔵小山駅（電車） / 宮崎光男様マンション / １名（設備の相番：タニモトさん。明大前営業所） / TONY電設（東建コーポレーション） / 日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9" office:value-type="string">
            <text:p>2022-05-28_01-48-30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8">
            <text:p>68</text:p>
          </table:table-cell>
          <table:table-cell table:style-name="ce11" office:value-type="string">
            <text:p>2022-05-28_07-51-0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1" office:value-type="string">
            <text:p>2022-05-28_11-37-38_000.m4a</text:p>
          </table:table-cell>
          <table:table-cell table:style-name="ce27" office:value-type="string">
            <text:p>:VOICE-MEMO / @自宅 / メモ / topic=朗読：大学 / content=shoodan-3.setsu-1_1:「天下の達道は五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VOICE-MEMO / @自宅 / メモ / topic=朗読：大学 / content=shoodan-3.setsu-1_1:「天下の達道は五」">
            <text:p>:VOICE-MEMO / @自宅 / メモ / topic=朗読：大学 / content=shoodan-3.setsu-1_1:「天下の達道は五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1" office:value-type="string">
            <text:p>2022-05-28_11-42-23_000.m4a</text:p>
          </table:table-cell>
          <table:table-cell table:style-name="ce27" office:value-type="string">
            <text:p>:VOICE-MEMO / @自宅 / メモ / topic=朗読：大学 / content=shoodan-3.setsu-1_2:「師曰く、学を好むは知に近く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VOICE-MEMO / @自宅 / メモ / topic=朗読：大学 / content=shoodan-3.setsu-1_2:「師曰く、学を好むは知に近く」">
            <text:p>:VOICE-MEMO / @自宅 / メモ / topic=朗読：大学 / content=shoodan-3.setsu-1_2:「師曰く、学を好むは知に近く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1">
            <text:p>71</text:p>
          </table:table-cell>
          <table:table-cell table:style-name="ce11" office:value-type="string">
            <text:p>2022-05-28_11-44-30_000.m4a</text:p>
          </table:table-cell>
          <table:table-cell table:style-name="ce27" office:value-type="string">
            <text:p>:VOICE-MEMO / @自宅 / メモ / topic=朗読：大学 / content=shoodan-3.setsu-2_1:「およそ天下国家を治むるに九経あり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VOICE-MEMO / @自宅 / メモ / topic=朗読：大学 / content=shoodan-3.setsu-2_1:「およそ天下国家を治むるに九経あり」">
            <text:p>:VOICE-MEMO / @自宅 / メモ / topic=朗読：大学 / content=shoodan-3.setsu-2_1:「およそ天下国家を治むるに九経あり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2">
            <text:p>72</text:p>
          </table:table-cell>
          <table:table-cell table:style-name="ce11" office:value-type="string">
            <text:p>2022-05-28_11-59-34_000.m4a</text:p>
          </table:table-cell>
          <table:table-cell table:style-name="ce27" office:value-type="string">
            <text:p>:VOICE-MEMO / @自宅 / メモ / topic=朗読：大学 / content=shoodan-3.setsu-2_2:「身を修むれば則道立つ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string" office:string-value=":VOICE-MEMO / @自宅 / メモ / topic=朗読：大学 / content=shoodan-3.setsu-2_2:「身を修むれば則道立つ」">
            <text:p>:VOICE-MEMO / @自宅 / メモ / topic=朗読：大学 / content=shoodan-3.setsu-2_2:「身を修むれば則道立つ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3">
            <text:p>73</text:p>
          </table:table-cell>
          <table:table-cell table:style-name="ce11" office:value-type="string">
            <text:p>2022-05-28_12-08-55_000.m4a</text:p>
          </table:table-cell>
          <table:table-cell table:style-name="ce27" office:value-type="string">
            <text:p>:VOICE-MEMO / @自宅 / メモ / topic=朗読：大学 / content=shoodan-3.setsu-2_3:「斎明し盛服して礼に有らざれば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string" office:string-value=":VOICE-MEMO / @自宅 / メモ / topic=朗読：大学 / content=shoodan-3.setsu-2_3:「斎明し盛服して礼に有らざれば」">
            <text:p>:VOICE-MEMO / @自宅 / メモ / topic=朗読：大学 / content=shoodan-3.setsu-2_3:「斎明し盛服して礼に有らざれば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4">
            <text:p>74</text:p>
          </table:table-cell>
          <table:table-cell table:style-name="ce11" office:value-type="string">
            <text:p>2022-05-28_12-12-06_000.m4a</text:p>
          </table:table-cell>
          <table:table-cell table:style-name="ce27" office:value-type="string">
            <text:p>:VOICE-MEMO / @自宅 / メモ / topic=朗読：大学 / content=shoodan-3.setsu-3:「およそ事は予めすれば則立ち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string" office:string-value=":VOICE-MEMO / @自宅 / メモ / topic=朗読：大学 / content=shoodan-3.setsu-3:「およそ事は予めすれば則立ち」">
            <text:p>:VOICE-MEMO / @自宅 / メモ / topic=朗読：大学 / content=shoodan-3.setsu-3:「およそ事は予めすれば則立ち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5">
            <text:p>75</text:p>
          </table:table-cell>
          <table:table-cell table:style-name="ce20" office:value-type="string">
            <text:p>2022-05-28_12-47-4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6">
            <text:p>76</text:p>
          </table:table-cell>
          <table:table-cell table:style-name="ce11" office:value-type="string">
            <text:p>2022-05-28_15-37-05_000.m4a</text:p>
          </table:table-cell>
          <table:table-cell table:style-name="ce9" office:value-type="string">
            <text:p>:VOICE-MEMO / @自宅 / メモ / topic=朗読：中庸 / content=dan-4.shoo-1:「誠は天の道なり。これを誠にするは人の」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string" office:string-value=":VOICE-MEMO / @自宅 / メモ / topic=朗読：中庸 / content=dan-4.shoo-1:「誠は天の道なり。これを誠にするは人の」">
            <text:p>:VOICE-MEMO / @自宅 / メモ / topic=朗読：中庸 / content=dan-4.shoo-1:「誠は天の道なり。これを誠にするは人の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7">
            <text:p>77</text:p>
          </table:table-cell>
          <table:table-cell table:style-name="ce11" office:value-type="string">
            <text:p>2022-05-28_16-46-02_000.jpg</text:p>
          </table:table-cell>
          <table:table-cell table:style-name="ce36" office:value-type="string">
            <text:p>:m RES 1*1 / free# JVEMV6 68#_268:1 / 68. theoretical-physics(tp) / topics=波動方程式；演算子,w=~,doc=r-7-A1~1.1.1:#12-2,s=~,i=~,other=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8">
            <text:p>78</text:p>
          </table:table-cell>
          <table:table-cell table:style-name="ce11" office:value-type="string">
            <text:p>2022-05-28_20-16-50_000.jpg</text:p>
          </table:table-cell>
          <table:table-cell table:style-name="ce36" office:value-type="string">
            <text:p>:m #*# / memo:other(m:other) / topic=短歌作り, about=~,other=「かりがねの声ぞ聞こゆる」,id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9">
            <text:p>79</text:p>
          </table:table-cell>
          <table:table-cell table:style-name="ce11" office:value-type="string">
            <text:p>2022-05-28_21-00-0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0">
            <text:p>80</text:p>
          </table:table-cell>
          <table:table-cell table:style-name="ce11" office:value-type="string">
            <text:p>2022-05-28_23-43-00_000.m4a</text:p>
          </table:table-cell>
          <table:table-cell table:style-name="ce9" office:value-type="string">
            <text:p>:VOICE-MEMO / @自宅 / メモ / topic=朗読：中庸 / content=dan-4.shoo-2:「誠なるによりて明らかなる。之を性と謂う」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1">
            <text:p>81</text:p>
          </table:table-cell>
          <table:table-cell table:style-name="ce11" office:value-type="string">
            <text:p>2022-05-28_23-44-39_000.m4a</text:p>
          </table:table-cell>
          <table:table-cell table:style-name="ce9" office:value-type="string">
            <text:p>:VOICE-MEMO / @自宅 / メモ / topic=朗読：中庸 / content=dan-4.shoo-2-2:「其の次は曲を致め、曲ごとに能く誠あらしめ」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2">
            <text:p>82</text:p>
          </table:table-cell>
          <table:table-cell table:style-name="ce11" office:value-type="string">
            <text:p>2022-05-29_00-59-49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3">
            <text:p>83</text:p>
          </table:table-cell>
          <table:table-cell table:style-name="ce11" office:value-type="string">
            <text:p>2022-05-29_01-00-1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4">
            <text:p>84</text:p>
          </table:table-cell>
          <table:table-cell table:style-name="ce11" office:value-type="string">
            <text:p>2022-05-29_07-28-16_000.jpg</text:p>
          </table:table-cell>
          <table:table-cell table:style-name="ce36" office:value-type="string">
            <text:p>:m #*# / memo:other(m:other) / topic=短歌作り, about=~,other=「朝ぼらけ流るる川の」,id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5">
            <text:p>85</text:p>
          </table:table-cell>
          <table:table-cell table:style-name="ce11" office:value-type="string">
            <text:p>2022-05-29_07-44-5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6">
            <text:p>86</text:p>
          </table:table-cell>
          <table:table-cell table:style-name="ce11" office:value-type="string">
            <text:p>2022-05-29_11-12-22_000.jpg</text:p>
          </table:table-cell>
          <table:table-cell table:style-name="ce36" office:value-type="string">
            <text:p>:m RES 1*3 / free# JVEMV6 68#_269:1 / 68. theoretical-physics(tp) / topics=波動方程式；演算子,w=交換関係,doc=r-7-A1~1.1.1:#12-5,s=~,i=~,other=calc+;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7">
            <text:p>87</text:p>
          </table:table-cell>
          <table:table-cell table:style-name="ce11" office:value-type="string">
            <text:p>2022-05-29_11-12-40_000.jpg</text:p>
          </table:table-cell>
          <table:table-cell table:style-name="ce36" office:value-type="string">
            <text:p>:m RES 2*3 / free# JVEMV6 68#_269:1 / 68. theoretical-physics(tp) / topics=波動方程式；演算子,w=交換関係,doc=r-7-A1~1.1.1:#12-5,s=~,i=~,other=calc+;calc+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8">
            <text:p>88</text:p>
          </table:table-cell>
          <table:table-cell table:style-name="ce11" office:value-type="string">
            <text:p>2022-05-29_11-12-55_000.jpg</text:p>
          </table:table-cell>
          <table:table-cell table:style-name="ce36" office:value-type="string">
            <text:p>:m RES 3*3 / free# JVEMV6 68#_269:1 / 68. theoretical-physics(tp) / topics=波動方程式；演算子,w=交換関係,doc=r-7-A1~1.1.1:#12-5,s=~,i=~,other=calc+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9">
            <text:p>89</text:p>
          </table:table-cell>
          <table:table-cell table:style-name="ce11" office:value-type="string">
            <text:p>2022-05-29_13-03-1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0">
            <text:p>90</text:p>
          </table:table-cell>
          <table:table-cell table:style-name="ce11" office:value-type="string">
            <text:p>2022-05-29_16-03-58_000.jpg</text:p>
          </table:table-cell>
          <table:table-cell table:style-name="ce36" office:value-type="string">
            <text:p>:m RES 1*2 / free# JVEMV6 68#_269:2 / 68. theoretical-physics(tp) / topics=波動方程式,w=~,doc=r-7-A1~1.1.1:#13,s=~,i=~,other=calc+;calc+;calc+;memo+:(sin(kx-wt))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1">
            <text:p>91</text:p>
          </table:table-cell>
          <table:table-cell table:style-name="ce11" office:value-type="string">
            <text:p>2022-05-29_16-04-12_000.jpg</text:p>
          </table:table-cell>
          <table:table-cell table:style-name="ce36" office:value-type="string">
            <text:p>:m RES 2*2 / free# JVEMV6 68#_269:2 / 68. theoretical-physics(tp) / topics=波動方程式,w=~,doc=r-7-A1~1.1.1:#13,s=~,i=~,other=found+:wと、サインカーブの移動の、方向。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2">
            <text:p>92</text:p>
          </table:table-cell>
          <table:table-cell table:style-name="ce11" office:value-type="string">
            <text:p>2022-05-29_16-34-16_000.jpg</text:p>
          </table:table-cell>
          <table:table-cell table:style-name="ce27" office:value-type="string">
            <text:p>:m 東和 PHOTO / 220527sa / 武蔵小山駅（電車） / 宮崎光男様マンション / １名（設備の相番：タニモトさん。明大前営業所） / TONY電設（東建コーポレーション） / 日誌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2022/05/30</text:date>, <text:time>10:4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30T10:42:51.57</dc:date>
    <dc:creator>iwabuchi ken</dc:creator>
    <meta:editing-duration>P47DT7H10M59S</meta:editing-duration>
    <meta:editing-cycles>15246</meta:editing-cycles>
    <meta:document-statistic meta:table-count="2" meta:cell-count="660" meta:object-count="0"/>
    <meta:user-defined meta:name="qrichtext">1</meta:user-defined>
  </office:meta>
</office:document-meta>
</file>